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Glossario.D1" style:family="table-cell">
      <style:table-cell-properties fo:background-color="transparent" fo:padding="0cm" fo:border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" style:family="paragraph" style:parent-style-name="Standard">
      <style:text-properties fo:font-size="11pt" officeooo:rsid="0010e5fd" officeooo:paragraph-rsid="005cb39d" style:font-size-asian="11pt" style:font-size-complex="11pt"/>
    </style:style>
    <style:style style:name="P5" style:family="paragraph" style:parent-style-name="Standard">
      <style:text-properties fo:font-size="11pt" officeooo:rsid="00142131" officeooo:paragraph-rsid="004f98a0" style:font-size-asian="11pt" style:font-size-complex="11pt"/>
    </style:style>
    <style:style style:name="P6" style:family="paragraph" style:parent-style-name="Standard">
      <style:text-properties fo:font-size="11pt" officeooo:rsid="002d0740" officeooo:paragraph-rsid="004f98a0" style:font-size-asian="11pt" style:font-size-complex="11pt"/>
    </style:style>
    <style:style style:name="P7" style:family="paragraph" style:parent-style-name="Standard">
      <style:text-properties fo:font-size="11pt" officeooo:rsid="004f98a0" officeooo:paragraph-rsid="004f98a0" style:font-size-asian="11pt" style:font-size-complex="11pt"/>
    </style:style>
    <style:style style:name="P8" style:family="paragraph" style:parent-style-name="Standard">
      <style:text-properties fo:font-size="11pt" officeooo:rsid="0056adf9" officeooo:paragraph-rsid="0056adf9" style:font-size-asian="11pt" style:font-size-complex="11pt"/>
    </style:style>
    <style:style style:name="P9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10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11" style:family="paragraph" style:parent-style-name="Standard">
      <style:text-properties fo:font-size="11pt" officeooo:rsid="00571290" officeooo:paragraph-rsid="00571290" style:font-size-asian="11pt" style:font-size-complex="11pt"/>
    </style:style>
    <style:style style:name="P12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5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16" style:family="paragraph" style:parent-style-name="Standard">
      <style:text-properties fo:font-size="11pt" style:text-underline-style="none" officeooo:rsid="0032f189" officeooo:paragraph-rsid="005cb39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600dc8" officeooo:paragraph-rsid="00600dc8" style:font-size-asian="11pt" style:font-size-complex="11pt"/>
    </style:style>
    <style:style style:name="P18" style:family="paragraph" style:parent-style-name="Standard">
      <style:text-properties fo:font-size="11pt" style:text-underline-style="none" officeooo:rsid="0061319d" officeooo:paragraph-rsid="0061319d" style:font-size-asian="11pt" style:font-size-complex="11pt"/>
    </style:style>
    <style:style style:name="P19" style:family="paragraph" style:parent-style-name="Standard">
      <style:text-properties fo:font-size="11pt" style:text-underline-style="none" officeooo:rsid="0061ca65" officeooo:paragraph-rsid="0061ca65" style:font-size-asian="11pt" style:font-size-complex="11pt"/>
    </style:style>
    <style:style style:name="P20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officeooo:rsid="00612121" officeooo:paragraph-rsid="00612121" style:font-size-asian="11pt" style:font-style-asian="normal" style:font-size-complex="11pt" style:font-style-complex="normal"/>
    </style:style>
    <style:style style:name="P24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7" style:family="paragraph" style:parent-style-name="Standard">
      <style:text-properties fo:font-size="11pt" style:text-underline-style="solid" style:text-underline-width="auto" style:text-underline-color="font-color" officeooo:rsid="0056adf9" officeooo:paragraph-rsid="0056adf9" style:font-size-asian="11pt" style:font-size-complex="11pt"/>
    </style:style>
    <style:style style:name="P28" style:family="paragraph" style:parent-style-name="Standard">
      <style:text-properties fo:font-size="11pt" style:text-underline-style="solid" style:text-underline-width="auto" style:text-underline-color="font-color" officeooo:rsid="005cb39d" officeooo:paragraph-rsid="005cb39d" style:font-size-asian="11pt" style:font-size-complex="11pt"/>
    </style:style>
    <style:style style:name="P29" style:family="paragraph" style:parent-style-name="Standard">
      <style:text-properties fo:font-size="11pt" style:text-underline-style="solid" style:text-underline-width="auto" style:text-underline-color="font-color" officeooo:rsid="005cf4f8" officeooo:paragraph-rsid="005cf4f8" style:font-size-asian="11pt" style:font-size-complex="11pt"/>
    </style:style>
    <style:style style:name="P30" style:family="paragraph" style:parent-style-name="Standard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31" style:family="paragraph" style:parent-style-name="Standard">
      <style:text-properties fo:font-size="11pt" style:text-underline-style="solid" style:text-underline-width="auto" style:text-underline-color="font-color" officeooo:rsid="0061319d" officeooo:paragraph-rsid="0061319d" style:font-size-asian="11pt" style:font-size-complex="11pt"/>
    </style:style>
    <style:style style:name="P32" style:family="paragraph" style:parent-style-name="Standard">
      <style:text-properties fo:font-size="14pt" officeooo:rsid="000b1114" officeooo:paragraph-rsid="000b1114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c77" officeooo:paragraph-rsid="005b0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47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P48" style:family="paragraph" style:parent-style-name="Standard">
      <style:text-properties fo:font-size="12pt" fo:font-style="italic" fo:font-weight="bold" officeooo:rsid="0050a189" officeooo:paragraph-rsid="0050a189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text-properties fo:font-size="12pt" fo:font-style="italic" fo:font-weight="bold" officeooo:rsid="005521e4" officeooo:paragraph-rsid="005521e4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text-properties fo:font-size="12pt" fo:font-style="italic" style:text-underline-style="none" fo:font-weight="bold" officeooo:rsid="005b0c77" officeooo:paragraph-rsid="005b0c77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text-properties fo:font-size="12pt" fo:font-style="italic" style:text-underline-style="none" fo:font-weight="bold" officeooo:rsid="005cb39d" officeooo:paragraph-rsid="005cb39d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font-size="12pt" fo:font-style="italic" style:text-underline-style="none" fo:font-weight="bold" officeooo:rsid="00571290" officeooo:paragraph-rsid="00571290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font-size="12pt" fo:font-style="italic" style:text-underline-style="none" fo:font-weight="bold" officeooo:rsid="00600dc8" officeooo:paragraph-rsid="00600dc8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text-properties fo:font-size="12pt" fo:font-style="italic" style:text-underline-style="none" fo:font-weight="bold" officeooo:rsid="00612121" officeooo:paragraph-rsid="00612121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d39f" officeooo:paragraph-rsid="000bd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d3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Standard" style:list-style-name="L1">
      <style:text-properties officeooo:rsid="004f98a0" officeooo:paragraph-rsid="004f98a0"/>
    </style:style>
    <style:style style:name="P58" style:family="paragraph" style:parent-style-name="Standard" style:list-style-name="L1">
      <style:text-properties fo:font-size="11pt" style:text-underline-style="none" officeooo:rsid="004f98a0" officeooo:paragraph-rsid="004f98a0" style:font-size-asian="11pt" style:font-size-complex="11pt"/>
    </style:style>
    <style:style style:name="P59" style:family="paragraph" style:parent-style-name="Standard" style:list-style-name="L1">
      <style:text-properties fo:font-size="11pt" style:text-underline-style="none" officeooo:rsid="00500f77" officeooo:paragraph-rsid="00500f77" style:font-size-asian="11pt" style:font-size-complex="11pt"/>
    </style:style>
    <style:style style:name="P60" style:family="paragraph" style:parent-style-name="Standard" style:list-style-name="L4">
      <style:text-properties fo:font-size="11pt" style:text-underline-style="none" officeooo:rsid="00127ccb" officeooo:paragraph-rsid="00127ccb" style:font-size-asian="11pt" style:font-size-complex="11pt"/>
    </style:style>
    <style:style style:name="P61" style:family="paragraph" style:parent-style-name="Standard" style:list-style-name="L4">
      <style:text-properties fo:font-size="11pt" style:text-underline-style="none" officeooo:rsid="00127ccb" officeooo:paragraph-rsid="00142131" style:font-size-asian="11pt" style:font-size-complex="11pt"/>
    </style:style>
    <style:style style:name="P62" style:family="paragraph" style:parent-style-name="Standard" style:list-style-name="L6">
      <style:text-properties fo:font-size="11pt" style:text-underline-style="none" officeooo:rsid="005cb39d" officeooo:paragraph-rsid="005cb39d" style:font-size-asian="11pt" style:font-size-complex="11pt"/>
    </style:style>
    <style:style style:name="P63" style:family="paragraph" style:parent-style-name="Standard" style:list-style-name="L7">
      <style:text-properties fo:font-size="11pt" style:text-underline-style="none" officeooo:rsid="005cf4f8" officeooo:paragraph-rsid="005cf4f8" style:font-size-asian="11pt" style:font-size-complex="11pt"/>
    </style:style>
    <style:style style:name="P64" style:family="paragraph" style:parent-style-name="Standard" style:list-style-name="L10">
      <style:text-properties fo:font-size="11pt" style:text-underline-style="none" officeooo:rsid="00142131" officeooo:paragraph-rsid="00142131" style:font-size-asian="11pt" style:font-size-complex="11pt"/>
    </style:style>
    <style:style style:name="P65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66" style:family="paragraph" style:parent-style-name="Standard" style:list-style-name="L11">
      <style:text-properties fo:font-size="11pt" style:text-underline-style="none" officeooo:rsid="0061ca65" officeooo:paragraph-rsid="0061ca65" style:font-size-asian="11pt" style:font-size-complex="11pt"/>
    </style:style>
    <style:style style:name="P67" style:family="paragraph" style:parent-style-name="Standard" style:list-style-name="L11">
      <style:text-properties fo:font-size="11pt" style:text-underline-style="none" officeooo:rsid="0030033a" officeooo:paragraph-rsid="0030033a" style:font-size-asian="11pt" style:font-size-complex="11pt"/>
    </style:style>
    <style:style style:name="P68" style:family="paragraph" style:parent-style-name="Standard" style:list-style-name="L9">
      <style:text-properties fo:font-size="11pt" style:text-underline-style="none" officeooo:rsid="00612121" officeooo:paragraph-rsid="00612121" style:font-size-asian="11pt" style:font-size-complex="11pt"/>
    </style:style>
    <style:style style:name="P69" style:family="paragraph" style:parent-style-name="Standard" style:list-style-name="L12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70" style:family="paragraph" style:parent-style-name="Standard" style:list-style-name="L12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71" style:family="paragraph" style:parent-style-name="Standard" style:list-style-name="L12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2" style:family="paragraph" style:parent-style-name="Standard" style:list-style-name="L13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3" style:family="paragraph" style:parent-style-name="Standard" style:list-style-name="L12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74" style:family="paragraph" style:parent-style-name="Standard" style:list-style-name="L12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75" style:family="paragraph" style:parent-style-name="Standard" style:list-style-name="L13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76" style:family="paragraph" style:parent-style-name="Standard" style:list-style-name="L13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77" style:family="paragraph" style:parent-style-name="Standard" style:list-style-name="L2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2">
      <style:text-properties fo:font-size="11pt" fo:font-style="normal" fo:font-weight="normal" officeooo:rsid="0050a189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3">
      <style:text-properties fo:font-size="11pt" fo:font-style="normal" fo:font-weight="normal" officeooo:rsid="005521e4" officeooo:paragraph-rsid="005521e4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3">
      <style:text-properties fo:font-size="11pt" fo:font-style="normal" fo:font-weight="normal" officeooo:rsid="00630f59" officeooo:paragraph-rsid="00630f59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5">
      <style:text-properties fo:font-size="11pt" fo:font-style="normal" style:text-underline-style="none" officeooo:rsid="006693c0" officeooo:paragraph-rsid="006693c0" style:font-size-asian="11pt" style:font-style-asian="normal" style:font-size-complex="11pt" style:font-style-complex="normal"/>
    </style:style>
    <style:style style:name="P82" style:family="paragraph" style:parent-style-name="Standard" style:list-style-name="L4">
      <style:text-properties fo:font-size="11pt" officeooo:rsid="004dea2e" officeooo:paragraph-rsid="004dea2e" style:font-size-asian="11pt" style:font-size-complex="11pt"/>
    </style:style>
    <style:style style:name="P83" style:family="paragraph" style:parent-style-name="Standard" style:list-style-name="L4">
      <style:text-properties fo:font-size="11pt" officeooo:rsid="00142131" officeooo:paragraph-rsid="004dea2e" style:font-size-asian="11pt" style:font-size-complex="11pt"/>
    </style:style>
    <style:style style:name="P84" style:family="paragraph" style:parent-style-name="Standard" style:list-style-name="L4">
      <style:text-properties fo:font-size="11pt" officeooo:rsid="002c0c7b" officeooo:paragraph-rsid="002c0c7b" style:font-size-asian="11pt" style:font-size-complex="11pt"/>
    </style:style>
    <style:style style:name="P85" style:family="paragraph" style:parent-style-name="Standard" style:list-style-name="L4">
      <style:text-properties fo:font-size="11pt" officeooo:rsid="00127ccb" officeooo:paragraph-rsid="00127ccb" style:font-size-asian="11pt" style:font-size-complex="11pt"/>
    </style:style>
    <style:style style:name="P86" style:family="paragraph" style:parent-style-name="Standard" style:list-style-name="L5">
      <style:text-properties fo:font-size="11pt" officeooo:rsid="00571290" officeooo:paragraph-rsid="00571290" style:font-size-asian="11pt" style:font-size-complex="11pt"/>
    </style:style>
    <style:style style:name="P87" style:family="paragraph" style:parent-style-name="Standard" style:list-style-name="L5">
      <style:text-properties fo:font-size="11pt" officeooo:rsid="0066e760" officeooo:paragraph-rsid="0066e760" style:font-size-asian="11pt" style:font-size-complex="11pt"/>
    </style:style>
    <style:style style:name="P88" style:family="paragraph" style:parent-style-name="Standard" style:list-style-name="L6">
      <style:text-properties fo:font-size="11pt" officeooo:rsid="002d0740" officeooo:paragraph-rsid="002d0740" style:font-size-asian="11pt" style:font-size-complex="11pt"/>
    </style:style>
    <style:style style:name="P89" style:family="paragraph" style:parent-style-name="Standard" style:list-style-name="L6">
      <style:text-properties fo:font-size="11pt" officeooo:rsid="005cb39d" officeooo:paragraph-rsid="005cb39d" style:font-size-asian="11pt" style:font-size-complex="11pt"/>
    </style:style>
    <style:style style:name="P90" style:family="paragraph" style:parent-style-name="Standard" style:list-style-name="L10">
      <style:text-properties fo:font-size="11pt" officeooo:rsid="002e716a" officeooo:paragraph-rsid="002e716a" style:font-size-asian="11pt" style:font-size-complex="11pt"/>
    </style:style>
    <style:style style:name="P91" style:family="paragraph" style:parent-style-name="Standard" style:list-style-name="L8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2" style:family="paragraph" style:parent-style-name="Standard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2f189"/>
    </style:style>
    <style:style style:name="T9" style:family="text">
      <style:text-properties style:text-underline-style="none" officeooo:rsid="004dea2e"/>
    </style:style>
    <style:style style:name="T10" style:family="text">
      <style:text-properties style:text-underline-style="none" officeooo:rsid="001013fa"/>
    </style:style>
    <style:style style:name="T11" style:family="text">
      <style:text-properties style:text-underline-style="none" officeooo:rsid="004f98a0"/>
    </style:style>
    <style:style style:name="T12" style:family="text">
      <style:text-properties style:text-underline-style="none" officeooo:rsid="00500f77"/>
    </style:style>
    <style:style style:name="T13" style:family="text">
      <style:text-properties style:text-underline-style="none" officeooo:rsid="00571290"/>
    </style:style>
    <style:style style:name="T14" style:family="text">
      <style:text-properties style:text-underline-style="none" officeooo:rsid="005b0c77"/>
    </style:style>
    <style:style style:name="T15" style:family="text">
      <style:text-properties style:text-underline-style="none" officeooo:rsid="005cb39d"/>
    </style:style>
    <style:style style:name="T16" style:family="text">
      <style:text-properties style:text-underline-style="none" officeooo:rsid="005cf4f8"/>
    </style:style>
    <style:style style:name="T17" style:family="text">
      <style:text-properties style:text-underline-style="none" officeooo:rsid="005ef0b5"/>
    </style:style>
    <style:style style:name="T18" style:family="text">
      <style:text-properties style:text-underline-style="none" officeooo:rsid="0061319d"/>
    </style:style>
    <style:style style:name="T19" style:family="text">
      <style:text-properties style:text-underline-style="none" officeooo:rsid="0068a01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34fdb" style:font-style-asian="italic" style:font-style-complex="italic"/>
    </style:style>
    <style:style style:name="T22" style:family="text">
      <style:text-properties fo:font-style="italic" officeooo:rsid="005cf4f8" style:font-style-asian="italic" style:font-style-complex="italic"/>
    </style:style>
    <style:style style:name="T23" style:family="text">
      <style:text-properties fo:font-style="italic" officeooo:rsid="005cb39d" style:font-style-asian="italic" style:font-style-complex="italic"/>
    </style:style>
    <style:style style:name="T24" style:family="text">
      <style:text-properties fo:font-style="italic" officeooo:rsid="0061ca65" style:font-style-asian="italic" style:font-style-complex="italic"/>
    </style:style>
    <style:style style:name="T25" style:family="text">
      <style:text-properties fo:font-style="italic" officeooo:rsid="0068a018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style:text-underline-style="none" officeooo:rsid="004dea2e" style:font-style-asian="italic" style:font-style-complex="italic"/>
    </style:style>
    <style:style style:name="T28" style:family="text">
      <style:text-properties fo:font-style="italic" style:text-underline-style="none" officeooo:rsid="00612121" style:font-style-asian="italic" style:font-style-complex="italic"/>
    </style:style>
    <style:style style:name="T29" style:family="text">
      <style:text-properties fo:font-style="italic" style:text-underline-style="none" officeooo:rsid="0061319d" style:font-style-asian="italic" style:font-style-complex="italic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1013fa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5b0c77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61319d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8a701" style:font-style-asian="normal" style:font-style-complex="normal"/>
    </style:style>
    <style:style style:name="T37" style:family="text">
      <style:text-properties fo:font-style="normal" officeooo:rsid="002190f6" style:font-style-asian="normal" style:font-style-complex="normal"/>
    </style:style>
    <style:style style:name="T38" style:family="text">
      <style:text-properties fo:font-style="normal" officeooo:rsid="00258112" style:font-style-asian="normal" style:font-style-complex="normal"/>
    </style:style>
    <style:style style:name="T39" style:family="text">
      <style:text-properties fo:font-style="normal" officeooo:rsid="00363deb" style:font-style-asian="normal" style:font-style-complex="normal"/>
    </style:style>
    <style:style style:name="T40" style:family="text">
      <style:text-properties fo:font-style="normal" officeooo:rsid="0037ba5a" style:font-style-asian="normal" style:font-style-complex="normal"/>
    </style:style>
    <style:style style:name="T41" style:family="text">
      <style:text-properties fo:font-style="normal" officeooo:rsid="004992a2" style:font-style-asian="normal" style:font-style-complex="normal"/>
    </style:style>
    <style:style style:name="T42" style:family="text">
      <style:text-properties fo:font-style="normal" officeooo:rsid="004aeb59" style:font-style-asian="normal" style:font-style-complex="normal"/>
    </style:style>
    <style:style style:name="T43" style:family="text">
      <style:text-properties fo:font-style="normal" officeooo:rsid="0061ca65" style:font-style-asian="normal" style:font-style-complex="normal"/>
    </style:style>
    <style:style style:name="T44" style:family="text">
      <style:text-properties fo:font-style="normal" officeooo:rsid="0068a018" style:font-style-asian="normal" style:font-style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10e5fd" style:font-style-asian="normal" style:font-style-complex="normal"/>
    </style:style>
    <style:style style:name="T47" style:family="text">
      <style:text-properties fo:font-style="normal" style:text-underline-style="none" officeooo:rsid="003e4433" style:font-style-asian="normal" style:font-style-complex="normal"/>
    </style:style>
    <style:style style:name="T48" style:family="text">
      <style:text-properties fo:font-style="normal" style:text-underline-style="none" officeooo:rsid="00588226" style:font-style-asian="normal" style:font-style-complex="normal"/>
    </style:style>
    <style:style style:name="T49" style:family="text">
      <style:text-properties fo:font-style="normal" style:text-underline-style="none" officeooo:rsid="00612121" style:font-style-asian="normal" style:font-style-complex="normal"/>
    </style:style>
    <style:style style:name="T50" style:family="text">
      <style:text-properties fo:font-style="normal" style:text-underline-style="none" officeooo:rsid="006693c0" style:font-style-asian="normal" style:font-style-complex="normal"/>
    </style:style>
    <style:style style:name="T51" style:family="text">
      <style:text-properties fo:font-style="normal" style:text-underline-style="none" officeooo:rsid="0066e760" style:font-style-asian="normal" style:font-style-complex="normal"/>
    </style:style>
    <style:style style:name="T52" style:family="text">
      <style:text-properties fo:font-style="normal" style:text-underline-style="none" officeooo:rsid="0068a018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7" style:family="text">
      <style:text-properties officeooo:rsid="001aac19"/>
    </style:style>
    <style:style style:name="T58" style:family="text">
      <style:text-properties officeooo:rsid="0029531f"/>
    </style:style>
    <style:style style:name="T59" style:family="text">
      <style:text-properties officeooo:rsid="002a0cc5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37ba5a" style:font-weight-asian="bold" style:font-weight-complex="bol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534fdb"/>
    </style:style>
    <style:style style:name="T64" style:family="text">
      <style:text-properties style:text-underline-style="solid" style:text-underline-width="auto" style:text-underline-color="font-color" officeooo:rsid="00630f59"/>
    </style:style>
    <style:style style:name="T65" style:family="text">
      <style:text-properties fo:font-size="11pt" style:text-underline-style="none" style:font-size-asian="11pt" style:font-size-complex="11pt"/>
    </style:style>
    <style:style style:name="T66" style:family="text">
      <style:text-properties fo:font-size="11pt" style:text-underline-style="none" officeooo:rsid="002d0740" style:font-size-asian="11pt" style:font-size-complex="11pt"/>
    </style:style>
    <style:style style:name="T67" style:family="text">
      <style:text-properties fo:font-size="11pt" style:text-underline-style="none" officeooo:rsid="00500f77" style:font-size-asian="11pt" style:font-size-complex="11pt"/>
    </style:style>
    <style:style style:name="T68" style:family="text">
      <style:text-properties fo:font-size="11pt" style:text-underline-style="none" officeooo:rsid="005521e4" style:font-size-asian="11pt" style:font-size-complex="11pt"/>
    </style:style>
    <style:style style:name="T69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0" style:family="text">
      <style:text-properties fo:font-size="11pt" fo:font-style="italic" style:text-underline-style="none" officeooo:rsid="002d0740" style:font-size-asian="11pt" style:font-style-asian="italic" style:font-size-complex="11pt" style:font-style-complex="italic"/>
    </style:style>
    <style:style style:name="T71" style:family="text">
      <style:text-properties officeooo:rsid="00534fdb"/>
    </style:style>
    <style:style style:name="T72" style:family="text">
      <style:text-properties officeooo:rsid="005521e4"/>
    </style:style>
    <style:style style:name="T73" style:family="text">
      <style:text-properties officeooo:rsid="005b0c77"/>
    </style:style>
    <style:style style:name="T74" style:family="text">
      <style:text-properties officeooo:rsid="005cf4f8"/>
    </style:style>
    <style:style style:name="T75" style:family="text">
      <style:text-properties officeooo:rsid="0061319d"/>
    </style:style>
    <style:style style:name="T76" style:family="text">
      <style:text-properties officeooo:rsid="0068a0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58">PROGETTAZIONE</text:span><text:span text:style-name="T57"> BASE DI DATI</text:span></text:p>
      <text:p text:style-name="P1"/>
      <text:p text:style-name="P26">Si vuole realizzare una base di dati di supporto ad un’applicazione web per la <text:span text:style-name="T59">gestione e la </text:span>vendita di fumetti.</text:p>
      <text:p text:style-name="P1"/>
      <text:p text:style-name="P46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>
          <table:table-cell table:style-name="Glossario.A1" office:value-type="string">
            <text:p text:style-name="P55">Termine</text:p>
          </table:table-cell>
          <table:table-cell table:style-name="Glossario.A1" office:value-type="string">
            <text:p text:style-name="P56">Descrizione</text:p>
          </table:table-cell>
          <table:table-cell table:style-name="Glossario.A1" office:value-type="string">
            <text:p text:style-name="P56">Sinonimi</text:p>
          </table:table-cell>
          <table:table-cell table:style-name="Glossario.D1" office:value-type="string">
            <text:p text:style-name="P56">Collegamenti</text:p>
          </table:table-cell>
        </table:table-row>
        <table:table-row table:style-name="Glossario.2">
          <table:table-cell table:style-name="Glossario.A2" office:value-type="string">
            <text:p text:style-name="P36">Fumetto</text:p>
          </table:table-cell>
          <table:table-cell table:style-name="Glossario.A2" office:value-type="string">
            <text:p text:style-name="P37">Fumetto disponibile o non disponibile all’acquisto</text:p>
          </table:table-cell>
          <table:table-cell table:style-name="Glossario.A2" office:value-type="string">
            <text:p text:style-name="P37">Prodotto, albo</text:p>
          </table:table-cell>
          <table:table-cell table:style-name="Glossario.A2" office:value-type="string">
            <text:p text:style-name="P37">Numero, collezione, sconto, <text:span text:style-name="T1">carrello</text:span></text:p>
          </table:table-cell>
        </table:table-row>
        <table:table-row>
          <table:table-cell table:style-name="Glossario.A2" office:value-type="string">
            <text:p text:style-name="P37">Numero</text:p>
          </table:table-cell>
          <table:table-cell table:style-name="Glossario.A2" office:value-type="string">
            <text:p text:style-name="P37">Numero di uno specifico albo di una serie a fumetti</text:p>
          </table:table-cell>
          <table:table-cell table:style-name="Glossario.C3">
            <text:p text:style-name="P38"/>
          </table:table-cell>
          <table:table-cell table:style-name="Glossario.A2" office:value-type="string">
            <text:p text:style-name="P37">Fumetto</text:p>
          </table:table-cell>
        </table:table-row>
        <table:table-row>
          <table:table-cell table:style-name="Glossario.A2" office:value-type="string">
            <text:p text:style-name="P37">Collezione</text:p>
          </table:table-cell>
          <table:table-cell table:style-name="Glossario.A2" office:value-type="string">
            <text:p text:style-name="P37">Collezione di fumetti, raggruppa tutti i numeri di una serie a fumetti</text:p>
          </table:table-cell>
          <table:table-cell table:style-name="Glossario.C3">
            <text:p text:style-name="P38"/>
          </table:table-cell>
          <table:table-cell table:style-name="Glossario.A2" office:value-type="string">
            <text:p text:style-name="P37">Fumetto, categoria</text:p>
          </table:table-cell>
        </table:table-row>
        <table:table-row>
          <table:table-cell table:style-name="Glossario.A2" office:value-type="string">
            <text:p text:style-name="P37">Categoria</text:p>
          </table:table-cell>
          <table:table-cell table:style-name="Glossario.A2" office:value-type="string">
            <text:p text:style-name="P37">Categoria di un insieme di collezioni, ne specifica il genere letterario</text:p>
          </table:table-cell>
          <table:table-cell table:style-name="Glossario.C3">
            <text:p text:style-name="P38"/>
          </table:table-cell>
          <table:table-cell table:style-name="Glossario.A2" office:value-type="string">
            <text:p text:style-name="P37">Collezione</text:p>
          </table:table-cell>
        </table:table-row>
        <table:table-row>
          <table:table-cell table:style-name="Glossario.A2" office:value-type="string">
            <text:p text:style-name="P37">Sconto</text:p>
          </table:table-cell>
          <table:table-cell table:style-name="Glossario.A2" office:value-type="string">
            <text:p text:style-name="P37">Sconto applicato ai fumetti, ha una data di scadenza</text:p>
          </table:table-cell>
          <table:table-cell table:style-name="Glossario.C3">
            <text:p text:style-name="P38"/>
          </table:table-cell>
          <table:table-cell table:style-name="Glossario.A2" office:value-type="string">
            <text:p text:style-name="P37">Fumetto, percentuale</text:p>
          </table:table-cell>
        </table:table-row>
        <table:table-row table:style-name="Glossario.7">
          <table:table-cell table:style-name="Glossario.A2" office:value-type="string">
            <text:p text:style-name="P44">Cliente</text:p>
          </table:table-cell>
          <table:table-cell table:style-name="Glossario.A2" office:value-type="string">
            <text:p text:style-name="P37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39"><text:span text:style-name="T73">Utente</text:span>, acquirente</text:p>
          </table:table-cell>
          <table:table-cell table:style-name="Glossario.A2" office:value-type="string">
            <text:p text:style-name="P40">Ordine, carrello, lista desideri</text:p>
          </table:table-cell>
        </table:table-row>
        <table:table-row>
          <table:table-cell table:style-name="Glossario.A2" office:value-type="string">
            <text:p text:style-name="P37">Amministratore</text:p>
          </table:table-cell>
          <table:table-cell table:style-name="Glossario.A2" office:value-type="string">
            <text:p text:style-name="P40">Amministratore dell’applicazione</text:p>
          </table:table-cell>
          <table:table-cell table:style-name="Glossario.C3">
            <text:p text:style-name="P38"/>
          </table:table-cell>
          <table:table-cell table:style-name="Glossario.C3">
            <text:p text:style-name="P38"/>
          </table:table-cell>
        </table:table-row>
        <table:table-row>
          <table:table-cell table:style-name="Glossario.A2" office:value-type="string">
            <text:p text:style-name="P37">Ordine</text:p>
          </table:table-cell>
          <table:table-cell table:style-name="Glossario.A2" office:value-type="string">
            <text:p text:style-name="P40">Ordine di acquisto effettuato da un utente</text:p>
          </table:table-cell>
          <table:table-cell table:style-name="Glossario.A2" office:value-type="string">
            <text:p text:style-name="P41">Acquisto</text:p>
          </table:table-cell>
          <table:table-cell table:style-name="Glossario.A2" office:value-type="string">
            <text:p text:style-name="P40">Utente</text:p>
          </table:table-cell>
        </table:table-row>
        <table:table-row table:style-name="Glossario.10">
          <table:table-cell table:style-name="Glossario.A2" office:value-type="string">
            <text:p text:style-name="P37">Carrello</text:p>
          </table:table-cell>
          <table:table-cell table:style-name="Glossario.A2" office:value-type="string">
            <text:p text:style-name="P40">Carrello dei prodotti, ogni <text:span text:style-name="T73">cliente</text:span> ne possiede uno</text:p>
          </table:table-cell>
          <table:table-cell table:style-name="Glossario.C3">
            <text:p text:style-name="P38"/>
          </table:table-cell>
          <table:table-cell table:style-name="Glossario.A2" office:value-type="string">
            <text:p text:style-name="P40">Fumetto, utente</text:p>
          </table:table-cell>
        </table:table-row>
        <table:table-row>
          <table:table-cell table:style-name="Glossario.A11" office:value-type="string">
            <text:p text:style-name="P37">Lista desideri</text:p>
          </table:table-cell>
          <table:table-cell table:style-name="Glossario.B11" office:value-type="string">
            <text:p text:style-name="P40">Lista dei prodotti “desiderati” da un utente</text:p>
          </table:table-cell>
          <table:table-cell table:style-name="Glossario.C11" office:value-type="string">
            <text:p text:style-name="P42">Lista</text:p>
          </table:table-cell>
          <table:table-cell table:style-name="Glossario.D11" office:value-type="string">
            <text:p text:style-name="P40">Fumetto, utente</text:p>
          </table:table-cell>
        </table:table-row>
      </table:table>
      <text:p text:style-name="P2"/>
      <text:p text:style-name="P45">Rappresentazione dei dati</text:p>
      <text:p text:style-name="P2"/>
      <text:p text:style-name="P48">Collezione</text:p>
      <text:p text:style-name="P7">Una <text:span text:style-name="T34">collezione</text:span> è una raccolta di <text:span text:style-name="T20">fumetti</text:span> aventi una serie di caratteristiche comuni come il prezzo ed il formato di stampa; una collezione può, ad esempio, contenere i volumi di una certa serie a fumetti o di una specifica edizione.</text:p>
      <text:p text:style-name="P5"><text:span text:style-name="T10">Per una </text:span><text:span text:style-name="T31">collezione</text:span><text:span text:style-name="T10"> rappresentiamo </text:span><text:span text:style-name="T9">l’id, </text:span><text:span text:style-name="T10">il nome, l’immagine, </text:span><text:span text:style-name="T9">l’anno di uscita </text:span><text:span text:style-name="T19">(relativo al primo volume </text:span><text:span text:style-name="T9">del</text:span><text:span text:style-name="T19">la serie)</text:span><text:span text:style-name="T9">, il prezzo, </text:span><text:span text:style-name="T11">il formato e la rilegatura, </text:span><text:span text:style-name="T12">il colore,</text:span><text:span text:style-name="T11"> la descrizione e la data di aggiunta alla base di dati</text:span><text:span text:style-name="T10">.</text:span></text:p>
      <text:p text:style-name="P7"><text:span text:style-name="T62">Vincoli</text:span><text:span text:style-name="T2">:</text:span></text:p>
      <text:list text:style-name="L1">
        <text:list-item>
          <text:p text:style-name="P57"><text:span text:style-name="T66">O</text:span><text:span text:style-name="T65">gni </text:span><text:span text:style-name="T69">collezione</text:span><text:span text:style-name="T65"> è identificata da</text:span><text:span text:style-name="T68">ll’</text:span><text:span text:style-name="T65">id numerico;</text:span></text:p>
        </text:list-item>
        <text:list-item>
          <text:p text:style-name="P57"><text:span text:style-name="T66">Non possono esistere due </text:span><text:span text:style-name="T70">collezioni</text:span><text:span text:style-name="T66"> con lo stesso nome;</text:span></text:p>
        </text:list-item>
        <text:list-item>
          <text:p text:style-name="P58">Il prezzo <text:span text:style-name="T76">deve</text:span> essere <text:span text:style-name="T76">un</text:span> numer<text:span text:style-name="T76">o</text:span> decimal<text:span text:style-name="T76">e</text:span> maggior<text:span text:style-name="T76">e</text:span> di zero;</text:p>
        </text:list-item>
        <text:list-item>
          <text:p text:style-name="P57"><text:span text:style-name="T65">Il formato e la rilegatura vengono descritte da una stringa lunga al più </text:span><text:span text:style-name="T67">30 caratteri;</text:span></text:p>
        </text:list-item>
        <text:list-item>
          <text:p text:style-name="P59">La descrizione è una stringa lunga al più 1000 caratteri;</text:p>
        </text:list-item>
        <text:list-item>
          <text:p text:style-name="P59"><text:soft-page-break/>Il colore è un attributo booleano (vero se il fumetto è a colori, falso se è in bianco e nero).</text:p>
        </text:list-item>
      </text:list>
      <text:p text:style-name="P6"/>
      <text:p text:style-name="P48">Categoria</text:p>
      <text:p text:style-name="P24">Una <text:span text:style-name="T20">categoria</text:span> raggruppa le <text:span text:style-name="T20">collezioni</text:span> per genere letterario.</text:p>
      <text:p text:style-name="P24">Una <text:span text:style-name="T20">collezione</text:span> non deve necessariamente far parte di una <text:span text:style-name="T20">categoria</text:span>; ma, se lo si ritiene opportuno, può far parte di più <text:span text:style-name="T20">categorie</text:span> contemporaneamente.</text:p>
      <text:p text:style-name="P24">Per una <text:span text:style-name="T20">categoria</text:span> rappresentiamo l’id, il nome e la data di aggiunta alla base di dati.</text:p>
      <text:p text:style-name="P24"><text:span text:style-name="T62">Vincol</text:span><text:span text:style-name="T63">i</text:span>:</text:p>
      <text:list text:style-name="L2">
        <text:list-item>
          <text:p text:style-name="P77">Ogni <text:span text:style-name="T20">categoria</text:span> è identificata da<text:span text:style-name="T72">ll’</text:span>id numerico.</text:p>
        </text:list-item>
        <text:list-item>
          <text:p text:style-name="P78">Non possono esistere due <text:span text:style-name="T20">categorie</text:span> con lo stesso nome.</text:p>
        </text:list-item>
      </text:list>
      <text:p text:style-name="P24"/>
      <text:p text:style-name="P48">Autore</text:p>
      <text:p text:style-name="P24">L’entità <text:span text:style-name="T20">autore</text:span> <text:span text:style-name="T71">descrive le persone (artisti, traduttori, autori dei testi) che hanno contribuito alla realizzazione di un certo </text:span><text:span text:style-name="T21">fumetto</text:span><text:span text:style-name="T71">.</text:span></text:p>
      <text:p text:style-name="P25">Per un <text:span text:style-name="T20">autore </text:span>rappresentiamo l’id, il nome, una breve biografia e la data di aggiunta alla base di dati.</text:p>
      <text:p text:style-name="P25"><text:span text:style-name="T62">Vincol</text:span><text:span text:style-name="T64">i</text:span>:</text:p>
      <text:list text:style-name="L3">
        <text:list-item>
          <text:p text:style-name="P79">Ogni <text:span text:style-name="T20">autore</text:span> è identificato dall’id numerico;</text:p>
        </text:list-item>
        <text:list-item>
          <text:p text:style-name="P80">La biografia è una stringa lunga al più 1000 caratteri.</text:p>
        </text:list-item>
      </text:list>
      <text:p text:style-name="P24"/>
      <text:p text:style-name="P49">Fumetto</text:p>
      <text:p text:style-name="P8">Un <text:span text:style-name="T20">fumetto</text:span><text:span text:style-name="T35"> descrive un singolo albo a fumetti. Un </text:span><text:span text:style-name="T20">fumetto</text:span><text:span text:style-name="T35"> deve far parte di una ed una sola </text:span><text:span text:style-name="T25">collezione</text:span><text:span text:style-name="T35">. La </text:span><text:span text:style-name="T25">collezione</text:span><text:span text:style-name="T35"> possiede le proprietà comuni a tutti i </text:span><text:span text:style-name="T20">fumetti</text:span><text:span text:style-name="T35"> che raggruppa, mentre un </text:span><text:span text:style-name="T20">fumetto</text:span><text:span text:style-name="T35"> possiede proprietà che possono variare da un </text:span><text:span text:style-name="T20">fumetto</text:span><text:span text:style-name="T35"> all’altro, anche all’interno di una stessa </text:span><text:span text:style-name="T25">collezione</text:span><text:span text:style-name="T35">.</text:span></text:p>
      <text:p text:style-name="P9">Per un <text:span text:style-name="T30">fumetto</text:span><text:span text:style-name="T2"> rappresentiamo </text:span><text:span text:style-name="T9">l’id, </text:span><text:span text:style-name="T2">il </text:span><text:span text:style-name="T45">numero</text:span><text:span text:style-name="T2">, la quantità disponibile, </text:span><text:span text:style-name="T9">la data in cui è stato pubblicato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27">Vincoli<text:span text:style-name="T2">:</text:span></text:p>
      <text:list text:style-name="L4">
        <text:list-item>
          <text:p text:style-name="P82"><text:span text:style-name="T3">O</text:span><text:span text:style-name="T2">gni </text:span><text:span text:style-name="T26">fumetto</text:span><text:span text:style-name="T2"> è identificato da</text:span><text:span text:style-name="T13">ll’</text:span><text:span text:style-name="T2">id numerico;</text:span></text:p>
        </text:list-item>
        <text:list-item>
          <text:p text:style-name="P83"><text:span text:style-name="T2">Ogni</text:span><text:span text:style-name="T45"> </text:span><text:span text:style-name="T27">fumetto</text:span><text:span text:style-name="T45"> </text:span><text:span text:style-name="T2">deve appartenere ad una </text:span><text:span text:style-name="T26">collezione;</text:span></text:p>
        </text:list-item>
        <text:list-item>
          <text:p text:style-name="P84"><text:span text:style-name="T5">I</text:span><text:span text:style-name="T2">l numero è univoco per un </text:span><text:span text:style-name="T26">fumetto</text:span><text:span text:style-name="T2"> all’interno di una </text:span><text:span text:style-name="T26">collezione;</text:span></text:p>
        </text:list-item>
        <text:list-item>
          <text:p text:style-name="P85"><text:span text:style-name="T3">L</text:span><text:span text:style-name="T2">a quantità è un interno maggiore o uguale a zero </text:span><text:span text:style-name="T19">(</text:span><text:span text:style-name="T2">se è pari a zero si intende che il </text:span><text:span text:style-name="T26">fumetto</text:span><text:span text:style-name="T2"> non è disponibile per l’acquisto</text:span><text:span text:style-name="T19">)</text:span><text:span text:style-name="T2">;</text:span></text:p>
        </text:list-item>
        <text:list-item>
          <text:p text:style-name="P60">Il numero di pagine è un intero maggiore di zero, può essere assente;</text:p>
        </text:list-item>
        <text:list-item>
          <text:p text:style-name="P61">Il codice ISBN è univoco ed è un codice numero di 13 cifre.</text:p>
        </text:list-item>
      </text:list>
      <text:p text:style-name="P12"/>
      <text:p text:style-name="P52">Sconto</text:p>
      <text:p text:style-name="P10"><text:span text:style-name="T2">Per uno </text:span><text:span text:style-name="T30">sconto</text:span><text:span text:style-name="T2"> rappresentiamo </text:span><text:span text:style-name="T13">l’id,</text:span><text:span text:style-name="T17"> il nome,</text:span><text:span text:style-name="T13"> </text:span><text:span text:style-name="T3">la </text:span><text:span text:style-name="T46">percentuale </text:span><text:span text:style-name="T47">di sconto</text:span><text:span text:style-name="T3">, </text:span><text:span text:style-name="T13">la data di attivazione,</text:span><text:span text:style-name="T3"> la data di scadenza, la data di aggiunta alla base di dati e la data in cui è avvenuta l’ultima modifica.</text:span></text:p>
      <text:p text:style-name="P11"><text:span text:style-name="T3">U</text:span><text:span text:style-name="T2">no </text:span><text:span text:style-name="T26">sconto</text:span><text:span text:style-name="T45"> può coinvolgere più </text:span><text:span text:style-name="T26">fumetti</text:span><text:span text:style-name="T45"> contemporaneamente. Tuttavia la modifica di questa entità è molto delicata, si è perciò deciso che bisogna rispettare le seguenti </text:span><text:span text:style-name="T48">regole</text:span><text:span text:style-name="T45">:</text:span></text:p>
      <text:list text:style-name="L5">
        <text:list-item>
          <text:p text:style-name="P86"><text:span text:style-name="T45">Un </text:span><text:span text:style-name="T26">fumetto</text:span><text:span text:style-name="T45"> può essere scontato da un solo </text:span><text:span text:style-name="T26">sconto</text:span><text:span text:style-name="T45"> per volta;</text:span></text:p>
        </text:list-item>
        <text:list-item>
          <text:p text:style-name="P81">Uno sconto può essere eliminato (permanentemente) solo se non è ancora attivo, se lo sconto era stato applicato a dei fumetti allora le relative promozioni saranno anch’esse eliminate;</text:p>
        </text:list-item>
        <text:list-item>
          <text:p text:style-name="P86"><text:span text:style-name="T45">La percentuale </text:span><text:span text:style-name="T50">di sconto</text:span><text:span text:style-name="T45"> </text:span><text:span text:style-name="T50">può</text:span><text:span text:style-name="T45"> essere modificat</text:span><text:span text:style-name="T50">a</text:span><text:span text:style-name="T45"> solo se </text:span><text:span text:style-name="T50">lo sconto non è ancora attivo;</text:span></text:p>
        </text:list-item>
        <text:list-item>
          <text:p text:style-name="P86"><text:span text:style-name="T45">La data di </text:span><text:span text:style-name="T51">attivazione e la data di scadenza sono modificabili solo se lo sconto non è ancora attivo e non è stato applicato ad alcun fumetto:<text:line-break/>Inoltre devono rispettare dei vincoli logici: <text:line-break/>la data di attivazione non può essere impostata ad una data successiva alla data di scadenza o ad una data precedente alla data in cui si effettua la modifica,<text:line-break/>la data di scadenza non può essere impostata ad una data precedente alla data di attivazione</text:span><text:span text:style-name="T48">;</text:span></text:p>
        </text:list-item>
        <text:list-item>
          <text:p text:style-name="P87"><text:span text:style-name="T48">U</text:span><text:span text:style-name="T45">no sconto può essere terminato (</text:span><text:span text:style-name="T52">operazione che sposta istantaneamente</text:span><text:span text:style-name="T45"> la data di scadenza alla data attuale) solo se lo sconto è già attivo;</text:span></text:p>
        </text:list-item>
        <text:list-item>
          <text:p text:style-name="P87"><text:span text:style-name="T45">Uno sconto può essere applicato ad un insieme di fumetti (si creano quindi delle promozioni) se lo sconto non è già attivo e se ciascun fumetto appartenente all’insieme non è già scontato da un altro sconto che va in conflitto* con il primo.</text:span><text:span text:style-name="T50"><text:line-break/>*due sconti sono in conflitto se sono/saranno attivi, anche se per poco, contemporaneamente.</text:span></text:p>
        </text:list-item>
      </text:list>
      <text:p text:style-name="P13"/>
      <text:p text:style-name="P50"><text:soft-page-break/>Cliente (customer)</text:p>
      <text:p text:style-name="P3"><text:span text:style-name="T2">Per un </text:span><text:span text:style-name="T32">cliente</text:span><text:span text:style-name="T2"> rappresentiamo </text:span><text:span text:style-name="T14">l’id, </text:span><text:span text:style-name="T2">il nome, il cognome, </text:span><text:span text:style-name="T4">la data di nascita,</text:span><text:span text:style-name="T2"> l’indirizzo e-mail, il recapito telefonico, la città, la data di aggiunta alla base di dati e la data in cui è avvenuta l’ultima modifica.</text:span></text:p>
      <text:p text:style-name="P28">Vincoli<text:span text:style-name="T2">:</text:span></text:p>
      <text:list text:style-name="L6">
        <text:list-item>
          <text:p text:style-name="P62">Ogni cliente è identificato dall’id numerico;</text:p>
        </text:list-item>
        <text:list-item>
          <text:p text:style-name="P88"><text:span text:style-name="T2">Non possono esistere due </text:span><text:span text:style-name="T30">utenti</text:span><text:span text:style-name="T2"> aventi lo stesso indirizzo email;</text:span></text:p>
        </text:list-item>
        <text:list-item>
          <text:p text:style-name="P89">Il nome, il cognome, il recapito telefonico e la città sono delle stringhe lunghe al più 20 caratteri;</text:p>
        </text:list-item>
        <text:list-item>
          <text:p text:style-name="P89">L’email è una stringa lunga al più 50 caratteri;</text:p>
        </text:list-item>
        <text:list-item>
          <text:p text:style-name="P88"><text:span text:style-name="T2">Gli attributi nome, cognome, </text:span><text:span text:style-name="T7">data di nascita ed email sono obbligatori; mentre il numero telefonico </text:span><text:span text:style-name="T15">e </text:span><text:span text:style-name="T7">la città sono facoltativi.</text:span></text:p>
        </text:list-item>
      </text:list>
      <text:p text:style-name="P14"/>
      <text:p text:style-name="P51">Lista desideri</text:p>
      <text:p text:style-name="P15"><text:span text:style-name="T74">La</text:span> <text:span text:style-name="T20">lista desideri</text:span> <text:span text:style-name="T74">permette ad un </text:span><text:span text:style-name="T22">utente</text:span><text:span text:style-name="T74"> di raggruppare i </text:span><text:span text:style-name="T22">fumetti</text:span><text:span text:style-name="T74"> secondo i suoi criteri.</text:span></text:p>
      <text:p text:style-name="P16">Un <text:span text:style-name="T23">cliente</text:span> può avere una o più <text:span text:style-name="T20">liste desideri</text:span>. Ogni <text:span text:style-name="T20">lista desideri</text:span> può, <text:span text:style-name="T74">ovviamente, </text:span>contenere dei <text:span text:style-name="T20">fumetti</text:span>.</text:p>
      <text:p text:style-name="P4"><text:span text:style-name="T2">Per una </text:span><text:span text:style-name="T30">lista desideri</text:span><text:span text:style-name="T2"> rappresentiamo </text:span><text:span text:style-name="T16">l’id, </text:span><text:span text:style-name="T8">il nome </text:span><text:span text:style-name="T16">e</text:span><text:span text:style-name="T2"> la data di aggiunta alla base di dati.</text:span></text:p>
      <text:p text:style-name="P29">Vincoli<text:span text:style-name="T2">:</text:span></text:p>
      <text:list text:style-name="L7">
        <text:list-item>
          <text:p text:style-name="P63">Ogni lista desideri è identificata dall’id numerico;</text:p>
        </text:list-item>
        <text:list-item>
          <text:p text:style-name="P63">Uno stesso utente non può due liste con lo stesso nome;</text:p>
        </text:list-item>
      </text:list>
      <text:p text:style-name="P15"/>
      <text:p text:style-name="P53">Carrello</text:p>
      <text:p text:style-name="P17">Ogni <text:span text:style-name="T20">cliente</text:span> possiede un (unico) <text:span text:style-name="T20">carrello</text:span>. Esso permette al <text:span text:style-name="T20">cliente</text:span> di selezionare dal negozio i <text:span text:style-name="T20">fumetti</text:span> che gli interessano in modo da visualizzare il costo totale, gli <text:span text:style-name="T20">sconti</text:span> attivi e decidere se portare a termine l’acquisto.</text:p>
      <text:p text:style-name="P17">Per un <text:span text:style-name="T20">carrello</text:span><text:span text:style-name="T35"> rappresentiamo l’id, il numero di fumetti al suo interno e la data in cui è avvenuta l’ultima modifica.</text:span></text:p>
      <text:p text:style-name="P30"><text:span text:style-name="T35">Vincoli</text:span><text:span text:style-name="T45">:</text:span></text:p>
      <text:list text:style-name="L8">
        <text:list-item>
          <text:p text:style-name="P91"><text:span text:style-name="T45">Ogni </text:span><text:span text:style-name="T26">carrello</text:span><text:span text:style-name="T45"> è identificato dall’id numerico;</text:span></text:p>
        </text:list-item>
        <text:list-item>
          <text:p text:style-name="P91"><text:span text:style-name="T45">Il numero di fumetti che il </text:span><text:span text:style-name="T26">carrello</text:span><text:span text:style-name="T45"> contiene deve essere maggiore o uguale a zero.</text:span></text:p>
        </text:list-item>
      </text:list>
      <text:p text:style-name="P30"><text:span text:style-name="T45"/></text:p>
      <text:p text:style-name="P30"><text:span text:style-name="T45">Il contenuto del </text:span><text:span text:style-name="T26">carrello</text:span><text:span text:style-name="T45"> </text:span><text:span text:style-name="T49">è memorizzato dalla relazione </text:span><text:span text:style-name="T28">contenuto_del_carrello</text:span><text:span text:style-name="T49">: per ogni </text:span><text:span text:style-name="T28">fumetto</text:span><text:span text:style-name="T49"> nel </text:span><text:span text:style-name="T28">carrello</text:span><text:span text:style-name="T49"> si memorizza la quantità che </text:span><text:span text:style-name="T28">l’utente</text:span><text:span text:style-name="T49"> desidera acquistare.</text:span></text:p>
      <text:p text:style-name="P23"><text:span text:style-name="T62">Vincoli</text:span>:</text:p>
      <text:list text:style-name="L9">
        <text:list-item>
          <text:p text:style-name="P68"><text:span text:style-name="T35">La quantità è un numero maggiore o uguale ad uno;</text:span></text:p>
        </text:list-item>
      </text:list>
      <text:p text:style-name="P15"/>
      <text:p text:style-name="P54">Acquisto</text:p>
      <text:p text:style-name="P3"><text:span text:style-name="T2">Per un </text:span><text:span text:style-name="T33">acquisto</text:span><text:span text:style-name="T2"> rappresentiamo </text:span><text:span text:style-name="T18">l’id, l’utente che l’ha effettuato, </text:span><text:span text:style-name="T2">l’importo totale e la data di aggiunta alla base di dati.</text:span></text:p>
      <text:p text:style-name="P31">Vincoli<text:span text:style-name="T2">:</text:span></text:p>
      <text:list text:style-name="L10">
        <text:list-item>
          <text:p text:style-name="P90"><text:span text:style-name="T2">Un </text:span><text:span text:style-name="T29">acquisto</text:span><text:span text:style-name="T2"> è identificato dall’</text:span><text:span text:style-name="T18">id numerico</text:span><text:span text:style-name="T2">.</text:span></text:p>
        </text:list-item>
        <text:list-item>
          <text:p text:style-name="P64">L’importo totale è un intero maggiore <text:span text:style-name="T75">di</text:span> zero.</text:p>
        </text:list-item>
      </text:list>
      <text:p text:style-name="P65"/>
      <text:p text:style-name="P18">L’entità <text:span text:style-name="T20">fumetto_nell’acquisto</text:span><text:span text:style-name="T35"> mostra i dettagli di ciascun </text:span><text:span text:style-name="T20">fumetto</text:span><text:span text:style-name="T35"> che </text:span><text:span text:style-name="T20">l’acquisto</text:span><text:span text:style-name="T35"> comprende. </text:span><text:span text:style-name="T44">N</text:span><text:span text:style-name="T35">ello specifico memorizza l’id, </text:span><text:span text:style-name="T20">l’acquisto</text:span><text:span text:style-name="T35"> di cui fa parte, il </text:span><text:span text:style-name="T20">fumetto</text:span><text:span text:style-name="T35"> acquistato, il prezzo unitario del fumetto nel momento il cui l’acquisto è stato effettuato, </text:span><text:span text:style-name="T43">la quantità di copie acquistate e gli eventuali </text:span><text:span text:style-name="T24">sconti</text:span><text:span text:style-name="T43"> che sono stati applicati.</text:span></text:p>
      <text:p text:style-name="P19"><text:span text:style-name="T56">Vincoli</text:span><text:span text:style-name="T35">:</text:span></text:p>
      <text:list text:style-name="L11">
        <text:list-item>
          <text:p text:style-name="P66">Ogni <text:span text:style-name="T20">fumetto_nell’acquisto</text:span><text:span text:style-name="T35"> è identificato dall’id numerico;</text:span></text:p>
        </text:list-item>
        <text:list-item>
          <text:p text:style-name="P67">La quantità deve essere un intero maggiore di zero;</text:p>
        </text:list-item>
        <text:list-item>
          <text:p text:style-name="P67">Il prezzo deve essere un numero in virgola mobile maggiore o uguale a zero.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6.4.1$Linux_X86_64 LibreOffice_project/60$Build-1</meta:generator>
    <dc:date>2024-01-27T18:39:48.131821675</dc:date>
    <meta:editing-duration>PT10H48M31S</meta:editing-duration>
    <meta:editing-cycles>40</meta:editing-cycles>
    <meta:document-statistic meta:table-count="1" meta:image-count="0" meta:object-count="0" meta:page-count="3" meta:paragraph-count="117" meta:word-count="1307" meta:character-count="7897" meta:non-whitespace-character-count="6743"/>
  </office:meta>
</office:document-meta>
</file>